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2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6.5cm" svg:height="8.5cm" svg:x="0.5cm" svg:y="0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5cm" svg:x="1cm" svg:y="4.5cm">
          <text:p text:style-name="P1"><text:span text:style-name="T1">get_mapspec(mapSpecNo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6.5cm">
          <text:p text:style-name="P1"><text:span text:style-name="T1">queue_map()</text:span></text:p>
          <draw:enhanced-geometry svg:viewBox="0 0 21600 21600" draw:type="rectangle" draw:enhanced-path="M 0 0 L 21600 0 21600 21600 0 21600 0 0 Z N"/>
        </draw:custom-shape>
        <draw:frame draw:style-name="gr3" draw:layer="layout" svg:width="2.5cm" svg:height="0.962cm" svg:x="0.5cm" svg:y="0.5cm">
          <draw:text-box>
            <text:p>Client</text:p>
          </draw:text-box>
        </draw:frame>
        <draw:custom-shape draw:style-name="gr1" draw:text-style-name="P1" draw:layer="layout" svg:width="6.5cm" svg:height="13cm" svg:x="7.5cm" svg:y="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5cm" svg:height="0.962cm" svg:x="7.5cm" svg:y="0.538cm">
          <draw:text-box>
            <text:p>Server</text:p>
          </draw:text-box>
        </draw:fram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10cm">
          <text:p text:style-name="P1"><text:span text:style-name="T1">queue_map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1.5cm" svg:x="8cm" svg:y="5.5cm">
          <text:p text:style-name="P1"><text:span text:style-name="T1">get_mapspec(mapSpecNo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cm" svg:height="19cm" svg:x="15cm" svg:y="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0.962cm" svg:x="15cm" svg:y="0.538cm">
          <draw:text-box>
            <text:p>Database</text:p>
          </draw:text-box>
        </draw:frame>
        <draw:custom-shape draw:style-name="gr2" draw:text-style-name="P2" draw:layer="layout" svg:width="5cm" svg:height="3.5cm" svg:x="15.5cm" svg:y="2cm">
          <text:p text:style-name="P1"><text:span text:style-name="T2">Style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BaseSymbolSetId – int,</text:span></text:p>
          <text:p text:style-name="P1"><text:span text:style-name="T1">SymbolSetId – int,</text:span></text:p>
          <text:p text:style-name="P1"><text:span text:style-name="T1">StyleArch - blo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8cm" svg:y="2.5cm">
          <text:p text:style-name="P1"><text:span text:style-name="T1">get_style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5cm" svg:x="15.5cm" svg:y="6cm">
          <text:p text:style-name="P1"><text:span text:style-name="T2">SymbolSet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SymbolSetArch - blo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3.5cm" svg:x="15.5cm" svg:y="10cm">
          <text:p text:style-name="P1"><text:span text:style-name="T2">MapSpec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Style – int,</text:span></text:p>
          <text:p text:style-name="P1"><text:span text:style-name="T1">MapSpec - tex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.5cm" svg:x="15.5cm" svg:y="14cm">
          <text:p text:style-name="P1"><text:span text:style-name="T2">JobQueue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MapSpecId – int,</text:span></text:p>
          <text:p text:style-name="P1"><text:span text:style-name="T1">Status – int,</text:span></text:p>
          <text:p text:style-name="P1"><text:span text:style-name="T1">RendererId – int,</text:span></text:p>
          <text:p text:style-name="P1"><text:span text:style-name="T1">submitTime – dateTime,</text:span></text:p>
          <text:p text:style-name="P1"><text:span text:style-name="T1">renderStartTime – dateTime,</text:span></text:p>
          <text:p text:style-name="P1"><text:span text:style-name="T1">StatusTime - dateTime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4.5cm" svg:x="21.5cm" svg:y="14cm">
          <text:p text:style-name="P1"><text:span text:style-name="T2">Renderers:</text:span></text:p>
          <text:p text:style-name="P1"><text:span text:style-name="T1">Id – int</text:span></text:p>
          <text:p text:style-name="P1"><text:span text:style-name="T1">userId – int,</text:span></text:p>
          <text:p text:style-name="P1"><text:span text:style-name="T1">Description – varchar</text:span></text:p>
          <text:p text:style-name="P1"><text:span text:style-name="T1">RendererStatus - int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2cm" svg:x="21.5cm" svg:y="11.5cm">
          <text:p text:style-name="P1"><text:span text:style-name="T2">Statuses:</text:span></text:p>
          <text:p text:style-name="P1"><text:span text:style-name="T1">Id – int</text:span></text:p>
          <text:p text:style-name="P1"><text:span text:style-name="T1">Description - varchar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cm" svg:height="8.5cm" svg:x="0.5cm" svg:y="10.5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4.5cm" svg:height="0.962cm" svg:x="0.5cm" svg:y="10.5cm">
          <draw:text-box>
            <text:p>Renderers</text:p>
          </draw:text-box>
        </draw:frame>
        <draw:custom-shape draw:style-name="gr2" draw:text-style-name="P2" draw:layer="layout" svg:width="5cm" svg:height="1.5cm" svg:x="1cm" svg:y="11.5cm">
          <text:p text:style-name="P1"><text:span text:style-name="T1">get_job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13.5cm">
          <text:p text:style-name="P1"><text:span text:style-name="T1">set_job_status()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cm" svg:height="1.5cm" svg:x="1cm" svg:y="15.5cm">
          <text:p text:style-name="P1"><text:span text:style-name="T1">Upload_output(jobno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c0c0c0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aham </meta:initial-creator>
    <meta:creation-date>2011-06-28T12:37:32</meta:creation-date>
    <meta:editing-duration>PT01H14M53S</meta:editing-duration>
    <meta:editing-cycles>11</meta:editing-cycles>
    <dc:date>2011-06-28T20:39:15</dc:date>
    <dc:creator>graham </dc:creator>
    <meta:generator>OpenOffice.org/3.2$Linux OpenOffice.org_project/320m19$Build-9505</meta:generator>
    <meta:document-statistic meta:object-count="48"/>
  </office:meta>
</office:document-meta>
</file>